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56000002553BA5738DA421483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svg:stroke-width="0.457cm" svg:stroke-color="#407927" draw:marker-start-width="1.574cm" draw:marker-end-width="1.574cm" draw:fill="none" draw:textarea-vertical-align="middle" fo:padding-top="0.353cm" fo:padding-bottom="0.353cm" fo:padding-left="0.478cm" fo:padding-right="0.478cm"/>
    </style:style>
    <style:style style:name="gr3" style:family="graphic" style:parent-style-name="objectwithoutfill">
      <style:graphic-properties svg:stroke-width="0.457cm" svg:stroke-color="#e3d200" draw:marker-start-width="1.575cm" draw:marker-end-width="1.575cm" draw:fill="none" draw:textarea-vertical-align="middle" fo:padding-top="0.354cm" fo:padding-bottom="0.354cm" fo:padding-left="0.479cm" fo:padding-right="0.479cm"/>
    </style:style>
    <style:style style:name="gr4" style:family="graphic" style:parent-style-name="objectwithoutfill">
      <style:graphic-properties svg:stroke-width="0.457cm" svg:stroke-color="#e3d200" draw:marker-start-width="1.574cm" draw:marker-end-width="1.574cm" draw:fill="none" draw:textarea-vertical-align="middle" fo:padding-top="0.353cm" fo:padding-bottom="0.353cm" fo:padding-left="0.478cm" fo:padding-right="0.478cm"/>
    </style:style>
    <style:style style:name="gr5" style:family="graphic" style:parent-style-name="objectwithoutfill">
      <style:graphic-properties svg:stroke-width="0.457cm" svg:stroke-color="#ed1c24" draw:marker-start-width="1.574cm" draw:marker-end-width="1.574cm" draw:fill="none" draw:textarea-vertical-align="middle" fo:padding-top="0.353cm" fo:padding-bottom="0.353cm" fo:padding-left="0.478cm" fo:padding-right="0.47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469cm" fo:min-width="0.93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002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559cm" svg:stroke-color="#000000" draw:marker-start-width="1.88cm" draw:marker-end-width="1.88cm" draw:fill="none" draw:textarea-vertical-align="middle" fo:padding-top="0.404cm" fo:padding-bottom="0.404cm" fo:padding-left="0.529cm" fo:padding-right="0.529cm"/>
    </style:style>
    <style:style style:name="gr11" style:family="graphic" style:parent-style-name="objectwithoutfill">
      <style:graphic-properties svg:stroke-width="0.559cm" svg:stroke-color="#000000" draw:marker-start-width="1.879cm" draw:marker-end-width="1.879cm" draw:fill="none" draw:textarea-vertical-align="middle" fo:padding-top="0.404cm" fo:padding-bottom="0.404cm" fo:padding-left="0.529cm" fo:padding-right="0.5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67cm" svg:x="1.127cm" svg:y="1.548cm">
          <draw:image xlink:href="Pictures/1000020100000256000002553BA5738DA4214835.png" xlink:type="simple" xlink:show="embed" xlink:actuate="onLoad">
            <text:p/>
          </draw:image>
        </draw:frame>
        <draw:line draw:style-name="gr2" draw:text-style-name="P2" draw:layer="layout" svg:x1="20.177cm" svg:y1="1.381cm" svg:x2="20.177cm" svg:y2="5.064cm">
          <text:p/>
        </draw:line>
        <draw:line draw:style-name="gr3" draw:text-style-name="P2" draw:layer="layout" svg:x1="20.133cm" svg:y1="20.725cm" svg:x2="20.177cm" svg:y2="5.064cm">
          <text:p/>
        </draw:line>
        <draw:line draw:style-name="gr4" draw:text-style-name="P2" draw:layer="layout" svg:x1="20.133cm" svg:y1="20.515cm" svg:x2="1.127cm" svg:y2="20.515cm">
          <text:p/>
        </draw:line>
        <draw:line draw:style-name="gr4" draw:text-style-name="P2" draw:layer="layout" svg:x1="1.127cm" svg:y1="1.592cm" svg:x2="1.127cm" svg:y2="20.725cm">
          <text:p/>
        </draw:line>
        <draw:line draw:style-name="gr5" draw:text-style-name="P2" draw:layer="layout" svg:x1="20.431cm" svg:y1="1.508cm" svg:x2="0.873cm" svg:y2="1.592cm">
          <text:p/>
        </draw:line>
        <draw:custom-shape draw:style-name="gr6" draw:text-style-name="P2" draw:layer="layout" svg:width="1.438cm" svg:height="0.719cm" svg:x="5.013cm" svg:y="0.6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8cm" svg:height="0.54cm" svg:x="5.373cm" svg:y="0.8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252cm" svg:height="0.252cm" svg:x="5.84cm" svg:y="0.841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5.013cm" svg:y1="0.662cm" svg:x2="5.521cm" svg:y2="0.281cm">
          <text:p/>
        </draw:line>
        <draw:line draw:style-name="gr9" draw:text-style-name="P2" draw:layer="layout" svg:x1="6.461cm" svg:y1="0.662cm" svg:x2="6.029cm" svg:y2="0.281cm">
          <text:p/>
        </draw:line>
        <draw:line draw:style-name="gr9" draw:text-style-name="P2" draw:layer="layout" svg:x1="5.521cm" svg:y1="0.281cm" svg:x2="6.029cm" svg:y2="0.281cm">
          <text:p/>
        </draw:line>
        <draw:line draw:style-name="gr10" draw:text-style-name="P2" draw:layer="layout" svg:x1="20.685cm" svg:y1="5.191cm" svg:x2="20.685cm" svg:y2="1.508cm">
          <text:p/>
        </draw:line>
        <draw:line draw:style-name="gr11" draw:text-style-name="P2" draw:layer="layout" svg:x1="20.965cm" svg:y1="5.191cm" svg:x2="19.263cm" svg:y2="5.191cm">
          <text:p/>
        </draw:line>
        <draw:line draw:style-name="gr11" draw:text-style-name="P2" draw:layer="layout" svg:x1="19.542cm" svg:y1="5.445cm" svg:x2="19.542cm" svg:y2="1.508cm">
          <text:p/>
        </draw:line>
        <draw:line draw:style-name="gr11" draw:text-style-name="P2" draw:layer="layout" svg:x1="20.965cm" svg:y1="5.191cm" svg:x2="19.263cm" svg:y2="5.191cm">
          <text:p/>
        </draw:line>
        <draw:line draw:style-name="gr11" draw:text-style-name="P2" draw:layer="layout" svg:x1="20.965cm" svg:y1="1.508cm" svg:x2="19.263cm" svg:y2="1.5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04-05T00:13:07.220583896</dc:date>
    <meta:editing-duration>PT1H4M30S</meta:editing-duration>
    <meta:editing-cycles>3</meta:editing-cycles>
    <meta:document-statistic meta:object-count="17"/>
  </office:meta>
</office:document-meta>
</file>